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eurs" table:style-name="ta1">
        <table:shapes>
          <draw:frame draw:z-index="0" draw:style-name="gr1" draw:text-style-name="P1" svg:width="6.2961in" svg:height="3.5449in" svg:x="11.1362in" svg:y="0.1882in">
            <draw:object draw:notify-on-update-of-ranges="valeurs.A1:valeurs.A1 valeurs.A2:valeurs.A21 valeurs.H1:valeurs.H1 valeurs.H2:valeurs.H21 valeurs.A1:valeurs.A1 valeurs.A2:valeurs.A21 valeurs.I1:valeurs.I1 valeurs.I2:valeurs.I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ALEURS</text:p>
          </table:table-cell>
          <table:table-cell table:style-name="Default" office:value-type="string" calcext:value-type="string">
            <text:p>ATAN DECA</text:p>
          </table:table-cell>
          <table:table-cell office:value-type="string" calcext:value-type="string">
            <text:p>ATAN JAVA</text:p>
          </table:table-cell>
          <table:table-cell office:value-type="string" calcext:value-type="string">
            <text:p>ATAN CALC</text:p>
          </table:table-cell>
          <table:table-cell office:value-type="string" calcext:value-type="string">
            <text:p>ERREUR JAVA</text:p>
          </table:table-cell>
          <table:table-cell office:value-type="string" calcext:value-type="string">
            <text:p>ERREUR DECA</text:p>
          </table:table-cell>
          <table:table-cell table:style-name="Default" office:value-type="string" calcext:value-type="string">
            <text:p>ULP</text:p>
          </table:table-cell>
          <table:table-cell office:value-type="string" calcext:value-type="string">
            <text:p>ERREUR JAVA/ULP</text:p>
          </table:table-cell>
          <table:table-cell office:value-type="string" calcext:value-type="string">
            <text:p>ERREUR DECA/ULP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.47112" calcext:value-type="float">
            <text:p>-1.47E+000</text:p>
          </table:table-cell>
          <table:table-cell office:value-type="float" office:value="-1.4711274" calcext:value-type="float">
            <text:p>-1.4711274</text:p>
          </table:table-cell>
          <table:table-cell table:formula="of:=ATAN([.A2])" office:value-type="float" office:value="-1.47112767430373" calcext:value-type="float">
            <text:p>-1.4711276743</text:p>
          </table:table-cell>
          <table:table-cell table:formula="of:=ABS([.C2]-[.D2])" office:value-type="float" office:value="0.000000274303734837389" calcext:value-type="float">
            <text:p>2.74303734837389E-007</text:p>
          </table:table-cell>
          <table:table-cell table:formula="of:=ABS([.B2]-[.D2])" office:value-type="float" office:value="0.00000767430373471711" calcext:value-type="float">
            <text:p>7.67430373471711E-006</text:p>
          </table:table-cell>
          <table:table-cell office:value-type="float" office:value="0.00000011920929" calcext:value-type="float">
            <text:p>1.19E-007</text:p>
          </table:table-cell>
          <table:table-cell table:formula="of:=[.E2]/[.G2]" office:value-type="float" office:value="2.3010264958158" calcext:value-type="float">
            <text:p>2.3010264958</text:p>
          </table:table-cell>
          <table:table-cell table:formula="of:=[.F2]/[.G2]" office:value-type="float" office:value="64.3767254608858" calcext:value-type="float">
            <text:p>64.376725460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.46014" calcext:value-type="float">
            <text:p>-1.46E+000</text:p>
          </table:table-cell>
          <table:table-cell office:value-type="float" office:value="-1.4601388" calcext:value-type="float">
            <text:p>-1.4601388</text:p>
          </table:table-cell>
          <table:table-cell table:formula="of:=ATAN([.A3])" office:value-type="float" office:value="-1.460139105621" calcext:value-type="float">
            <text:p>-1.4601391056</text:p>
          </table:table-cell>
          <table:table-cell table:formula="of:=ABS([.C3]-[.D3])" office:value-type="float" office:value="0.000000305621000951106" calcext:value-type="float">
            <text:p>3.05621000951106E-007</text:p>
          </table:table-cell>
          <table:table-cell table:formula="of:=ABS([.B3]-[.D3])" office:value-type="float" office:value="0.000000894378999083401" calcext:value-type="float">
            <text:p>8.94378999083401E-007</text:p>
          </table:table-cell>
          <table:table-cell office:value-type="float" office:value="0.00000011920929" calcext:value-type="float">
            <text:p>1.19E-007</text:p>
          </table:table-cell>
          <table:table-cell table:formula="of:=[.E3]/[.G3]" office:value-type="float" office:value="2.56373476388548" calcext:value-type="float">
            <text:p>2.5637347639</text:p>
          </table:table-cell>
          <table:table-cell table:formula="of:=[.F3]/[.G3]" office:value-type="float" office:value="7.50259479847083" calcext:value-type="float">
            <text:p>7.502594798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.44644" calcext:value-type="float">
            <text:p>-1.45E+000</text:p>
          </table:table-cell>
          <table:table-cell office:value-type="float" office:value="-1.446441" calcext:value-type="float">
            <text:p>-1.446441</text:p>
          </table:table-cell>
          <table:table-cell table:formula="of:=ATAN([.A4])" office:value-type="float" office:value="-1.44644133224814" calcext:value-type="float">
            <text:p>-1.4464413322</text:p>
          </table:table-cell>
          <table:table-cell table:formula="of:=ABS([.C4]-[.D4])" office:value-type="float" office:value="0.00000033224813500432" calcext:value-type="float">
            <text:p>3.3224813500432E-007</text:p>
          </table:table-cell>
          <table:table-cell table:formula="of:=ABS([.B4]-[.D4])" office:value-type="float" office:value="0.0000013322481351441" calcext:value-type="float">
            <text:p>1.3322481351441E-006</text:p>
          </table:table-cell>
          <table:table-cell office:value-type="float" office:value="0.00000011920929" calcext:value-type="float">
            <text:p>1.19E-007</text:p>
          </table:table-cell>
          <table:table-cell table:formula="of:=[.E4]/[.G4]" office:value-type="float" office:value="2.78709935277964" calcext:value-type="float">
            <text:p>2.7870993528</text:p>
          </table:table-cell>
          <table:table-cell table:formula="of:=[.F4]/[.G4]" office:value-type="float" office:value="11.1757073223412" calcext:value-type="float">
            <text:p>11.17570732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.42891" calcext:value-type="float">
            <text:p>-1.43E+000</text:p>
          </table:table-cell>
          <table:table-cell office:value-type="float" office:value="-1.4288989" calcext:value-type="float">
            <text:p>-1.4288989</text:p>
          </table:table-cell>
          <table:table-cell table:formula="of:=ATAN([.A5])" office:value-type="float" office:value="-1.42889927219073" calcext:value-type="float">
            <text:p>-1.4288992722</text:p>
          </table:table-cell>
          <table:table-cell table:formula="of:=ABS([.C5]-[.D5])" office:value-type="float" office:value="0.000000372190732678135" calcext:value-type="float">
            <text:p>3.72190732678135E-007</text:p>
          </table:table-cell>
          <table:table-cell table:formula="of:=ABS([.B5]-[.D5])" office:value-type="float" office:value="0.0000107278092673635" calcext:value-type="float">
            <text:p>1.07278092673635E-005</text:p>
          </table:table-cell>
          <table:table-cell office:value-type="float" office:value="0.00000011920929" calcext:value-type="float">
            <text:p>1.19E-007</text:p>
          </table:table-cell>
          <table:table-cell table:formula="of:=[.E5]/[.G5]" office:value-type="float" office:value="3.12216214590436" calcext:value-type="float">
            <text:p>3.1221621459</text:p>
          </table:table-cell>
          <table:table-cell table:formula="of:=[.F5]/[.G5]" office:value-type="float" office:value="89.9913863035632" calcext:value-type="float">
            <text:p>89.991386303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.40564" calcext:value-type="float">
            <text:p>-1.41E+000</text:p>
          </table:table-cell>
          <table:table-cell office:value-type="float" office:value="-1.4056473" calcext:value-type="float">
            <text:p>-1.4056473</text:p>
          </table:table-cell>
          <table:table-cell table:formula="of:=ATAN([.A6])" office:value-type="float" office:value="-1.40564764938027" calcext:value-type="float">
            <text:p>-1.4056476494</text:p>
          </table:table-cell>
          <table:table-cell table:formula="of:=ABS([.C6]-[.D6])" office:value-type="float" office:value="0.000000349380269826227" calcext:value-type="float">
            <text:p>3.49380269826227E-007</text:p>
          </table:table-cell>
          <table:table-cell table:formula="of:=ABS([.B6]-[.D6])" office:value-type="float" office:value="0.00000764938026986961" calcext:value-type="float">
            <text:p>7.64938026986961E-006</text:p>
          </table:table-cell>
          <table:table-cell office:value-type="float" office:value="0.00000011920929" calcext:value-type="float">
            <text:p>1.19E-007</text:p>
          </table:table-cell>
          <table:table-cell table:formula="of:=[.E6]/[.G6]" office:value-type="float" office:value="2.9308141154622" calcext:value-type="float">
            <text:p>2.9308141155</text:p>
          </table:table-cell>
          <table:table-cell table:formula="of:=[.F6]/[.G6]" office:value-type="float" office:value="64.1676522850661" calcext:value-type="float">
            <text:p>64.167652285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.37339" calcext:value-type="float">
            <text:p>-1.37E+000</text:p>
          </table:table-cell>
          <table:table-cell office:value-type="float" office:value="-1.3734004" calcext:value-type="float">
            <text:p>-1.3734004</text:p>
          </table:table-cell>
          <table:table-cell table:formula="of:=ATAN([.A7])" office:value-type="float" office:value="-1.37340076694502" calcext:value-type="float">
            <text:p>-1.3734007669</text:p>
          </table:table-cell>
          <table:table-cell table:formula="of:=ABS([.C7]-[.D7])" office:value-type="float" office:value="0.000000366945015928266" calcext:value-type="float">
            <text:p>3.66945015928266E-007</text:p>
          </table:table-cell>
          <table:table-cell table:formula="of:=ABS([.B7]-[.D7])" office:value-type="float" office:value="0.0000107669450157832" calcext:value-type="float">
            <text:p>1.07669450157832E-005</text:p>
          </table:table-cell>
          <table:table-cell office:value-type="float" office:value="0.00000011920929" calcext:value-type="float">
            <text:p>1.19E-007</text:p>
          </table:table-cell>
          <table:table-cell table:formula="of:=[.E7]/[.G7]" office:value-type="float" office:value="3.0781578845765" calcext:value-type="float">
            <text:p>3.0781578846</text:p>
          </table:table-cell>
          <table:table-cell table:formula="of:=[.F7]/[.G7]" office:value-type="float" office:value="90.3196807546059" calcext:value-type="float">
            <text:p>90.319680754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.32582" calcext:value-type="float">
            <text:p>-1.33E+000</text:p>
          </table:table-cell>
          <table:table-cell office:value-type="float" office:value="-1.3258173" calcext:value-type="float">
            <text:p>-1.3258173</text:p>
          </table:table-cell>
          <table:table-cell table:formula="of:=ATAN([.A8])" office:value-type="float" office:value="-1.32581766366803" calcext:value-type="float">
            <text:p>-1.3258176637</text:p>
          </table:table-cell>
          <table:table-cell table:formula="of:=ABS([.C8]-[.D8])" office:value-type="float" office:value="0.000000363668032576925" calcext:value-type="float">
            <text:p>3.63668032576925E-007</text:p>
          </table:table-cell>
          <table:table-cell table:formula="of:=ABS([.B8]-[.D8])" office:value-type="float" office:value="0.0000023363319674452" calcext:value-type="float">
            <text:p>2.3363319674452E-006</text:p>
          </table:table-cell>
          <table:table-cell office:value-type="float" office:value="0.00000011920929" calcext:value-type="float">
            <text:p>1.19E-007</text:p>
          </table:table-cell>
          <table:table-cell table:formula="of:=[.E8]/[.G8]" office:value-type="float" office:value="3.05066855592316" calcext:value-type="float">
            <text:p>3.0506685559</text:p>
          </table:table-cell>
          <table:table-cell table:formula="of:=[.F8]/[.G8]" office:value-type="float" office:value="19.5985729589129" calcext:value-type="float">
            <text:p>19.59857295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.24904" calcext:value-type="float">
            <text:p>-1.25E+000</text:p>
          </table:table-cell>
          <table:table-cell office:value-type="float" office:value="-1.2490454" calcext:value-type="float">
            <text:p>-1.2490454</text:p>
          </table:table-cell>
          <table:table-cell table:formula="of:=ATAN([.A9])" office:value-type="float" office:value="-1.24904577239825" calcext:value-type="float">
            <text:p>-1.2490457724</text:p>
          </table:table-cell>
          <table:table-cell table:formula="of:=ABS([.C9]-[.D9])" office:value-type="float" office:value="0.000000372398254455675" calcext:value-type="float">
            <text:p>3.72398254455675E-007</text:p>
          </table:table-cell>
          <table:table-cell table:formula="of:=ABS([.B9]-[.D9])" office:value-type="float" office:value="0.00000577239825449993" calcext:value-type="float">
            <text:p>5.77239825449993E-006</text:p>
          </table:table-cell>
          <table:table-cell office:value-type="float" office:value="0.00000011920929" calcext:value-type="float">
            <text:p>1.19E-007</text:p>
          </table:table-cell>
          <table:table-cell table:formula="of:=[.E9]/[.G9]" office:value-type="float" office:value="3.12390296474104" calcext:value-type="float">
            <text:p>3.1239029647</text:p>
          </table:table-cell>
          <table:table-cell table:formula="of:=[.F9]/[.G9]" office:value-type="float" office:value="48.4223859944131" calcext:value-type="float">
            <text:p>48.422385994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.10715" calcext:value-type="float">
            <text:p>-1.11E+000</text:p>
          </table:table-cell>
          <table:table-cell office:value-type="float" office:value="-1.1071484" calcext:value-type="float">
            <text:p>-1.1071484</text:p>
          </table:table-cell>
          <table:table-cell table:formula="of:=ATAN([.A10])" office:value-type="float" office:value="-1.10714871779409" calcext:value-type="float">
            <text:p>-1.1071487178</text:p>
          </table:table-cell>
          <table:table-cell table:formula="of:=ABS([.C10]-[.D10])" office:value-type="float" office:value="0.000000317794090376466" calcext:value-type="float">
            <text:p>3.17794090376466E-007</text:p>
          </table:table-cell>
          <table:table-cell table:formula="of:=ABS([.B10]-[.D10])" office:value-type="float" office:value="0.00000128220590966954" calcext:value-type="float">
            <text:p>1.28220590966954E-006</text:p>
          </table:table-cell>
          <table:table-cell office:value-type="float" office:value="0.00000011920929" calcext:value-type="float">
            <text:p>1.19E-007</text:p>
          </table:table-cell>
          <table:table-cell table:formula="of:=[.E10]/[.G10]" office:value-type="float" office:value="2.66585003883897" calcext:value-type="float">
            <text:p>2.6658500388</text:p>
          </table:table-cell>
          <table:table-cell table:formula="of:=[.F10]/[.G10]" office:value-type="float" office:value="10.7559227109694" calcext:value-type="float">
            <text:p>10.7559227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85398" calcext:value-type="float">
            <text:p>-7.85E-001</text:p>
          </table:table-cell>
          <table:table-cell office:value-type="float" office:value="-0.7853981" calcext:value-type="float">
            <text:p>-0.7853981</text:p>
          </table:table-cell>
          <table:table-cell table:formula="of:=ATAN([.A11])" office:value-type="float" office:value="-0.785398163397448" calcext:value-type="float">
            <text:p>-0.7853981634</text:p>
          </table:table-cell>
          <table:table-cell table:formula="of:=ABS([.C11]-[.D11])" office:value-type="float" office:value="0.0000000633974482910915" calcext:value-type="float">
            <text:p>6.33974482910915E-008</text:p>
          </table:table-cell>
          <table:table-cell table:formula="of:=ABS([.B11]-[.D11])" office:value-type="float" office:value="0.000000163397448238456" calcext:value-type="float">
            <text:p>1.63397448238456E-007</text:p>
          </table:table-cell>
          <table:table-cell office:value-type="float" office:value="0.000000059604645" calcext:value-type="float">
            <text:p>5.96E-008</text:p>
          </table:table-cell>
          <table:table-cell table:formula="of:=[.E11]/[.G11]" office:value-type="float" office:value="1.06363267982037" calcext:value-type="float">
            <text:p>1.0636326798</text:p>
          </table:table-cell>
          <table:table-cell table:formula="of:=[.F11]/[.G11]" office:value-type="float" office:value="2.74135427261509" calcext:value-type="float">
            <text:p>2.7413542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formula="of:=ATAN([.A12])" office:value-type="float" office:value="0" calcext:value-type="float">
            <text:p>0</text:p>
          </table:table-cell>
          <table:table-cell table:formula="of:=ABS([.C12]-[.D12])" office:value-type="float" office:value="0" calcext:value-type="float">
            <text:p>0</text:p>
          </table:table-cell>
          <table:table-cell table:formula="of:=ABS([.B12]-[.D12])" office:value-type="float" office:value="0" calcext:value-type="float">
            <text:p>0</text:p>
          </table:table-cell>
          <table:table-cell office:value-type="float" office:value="1.4E-045" calcext:value-type="float">
            <text:p>1.40E-045</text:p>
          </table:table-cell>
          <table:table-cell table:formula="of:=[.E12]/[.G12]" office:value-type="float" office:value="0" calcext:value-type="float">
            <text:p>0</text:p>
          </table:table-cell>
          <table:table-cell table:formula="of:=[.F12]/[.G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5398" calcext:value-type="float">
            <text:p>7.85E-001</text:p>
          </table:table-cell>
          <table:table-cell office:value-type="float" office:value="0.7853981" calcext:value-type="float">
            <text:p>0.7853981</text:p>
          </table:table-cell>
          <table:table-cell table:formula="of:=ATAN([.A13])" office:value-type="float" office:value="0.785398163397448" calcext:value-type="float">
            <text:p>0.7853981634</text:p>
          </table:table-cell>
          <table:table-cell table:formula="of:=ABS([.C13]-[.D13])" office:value-type="float" office:value="0.0000000633974482910915" calcext:value-type="float">
            <text:p>6.33974482910915E-008</text:p>
          </table:table-cell>
          <table:table-cell table:formula="of:=ABS([.B13]-[.D13])" office:value-type="float" office:value="0.000000163397448238456" calcext:value-type="float">
            <text:p>1.63397448238456E-007</text:p>
          </table:table-cell>
          <table:table-cell office:value-type="float" office:value="0.000000059604645" calcext:value-type="float">
            <text:p>5.96E-008</text:p>
          </table:table-cell>
          <table:table-cell table:formula="of:=[.E13]/[.G13]" office:value-type="float" office:value="1.06363267982037" calcext:value-type="float">
            <text:p>1.0636326798</text:p>
          </table:table-cell>
          <table:table-cell table:formula="of:=[.F13]/[.G13]" office:value-type="float" office:value="2.74135427261509" calcext:value-type="float">
            <text:p>2.7413542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715" calcext:value-type="float">
            <text:p>1.11E+000</text:p>
          </table:table-cell>
          <table:table-cell office:value-type="float" office:value="1.1071484" calcext:value-type="float">
            <text:p>1.1071484</text:p>
          </table:table-cell>
          <table:table-cell table:formula="of:=ATAN([.A14])" office:value-type="float" office:value="1.10714871779409" calcext:value-type="float">
            <text:p>1.1071487178</text:p>
          </table:table-cell>
          <table:table-cell table:formula="of:=ABS([.C14]-[.D14])" office:value-type="float" office:value="0.000000317794090376466" calcext:value-type="float">
            <text:p>3.17794090376466E-007</text:p>
          </table:table-cell>
          <table:table-cell table:formula="of:=ABS([.B14]-[.D14])" office:value-type="float" office:value="0.00000128220590966954" calcext:value-type="float">
            <text:p>1.28220590966954E-006</text:p>
          </table:table-cell>
          <table:table-cell office:value-type="float" office:value="0.00000011920929" calcext:value-type="float">
            <text:p>1.19E-007</text:p>
          </table:table-cell>
          <table:table-cell table:formula="of:=[.E14]/[.G14]" office:value-type="float" office:value="2.66585003883897" calcext:value-type="float">
            <text:p>2.6658500388</text:p>
          </table:table-cell>
          <table:table-cell table:formula="of:=[.F14]/[.G14]" office:value-type="float" office:value="10.7559227109694" calcext:value-type="float">
            <text:p>10.755922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904" calcext:value-type="float">
            <text:p>1.25E+000</text:p>
          </table:table-cell>
          <table:table-cell office:value-type="float" office:value="1.2490454" calcext:value-type="float">
            <text:p>1.2490454</text:p>
          </table:table-cell>
          <table:table-cell table:formula="of:=ATAN([.A15])" office:value-type="float" office:value="1.24904577239825" calcext:value-type="float">
            <text:p>1.2490457724</text:p>
          </table:table-cell>
          <table:table-cell table:formula="of:=ABS([.C15]-[.D15])" office:value-type="float" office:value="0.000000372398254455675" calcext:value-type="float">
            <text:p>3.72398254455675E-007</text:p>
          </table:table-cell>
          <table:table-cell table:formula="of:=ABS([.B15]-[.D15])" office:value-type="float" office:value="0.00000577239825449993" calcext:value-type="float">
            <text:p>5.77239825449993E-006</text:p>
          </table:table-cell>
          <table:table-cell office:value-type="float" office:value="0.00000011920929" calcext:value-type="float">
            <text:p>1.19E-007</text:p>
          </table:table-cell>
          <table:table-cell table:formula="of:=[.E15]/[.G15]" office:value-type="float" office:value="3.12390296474104" calcext:value-type="float">
            <text:p>3.1239029647</text:p>
          </table:table-cell>
          <table:table-cell table:formula="of:=[.F15]/[.G15]" office:value-type="float" office:value="48.4223859944131" calcext:value-type="float">
            <text:p>48.422385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582" calcext:value-type="float">
            <text:p>1.33E+000</text:p>
          </table:table-cell>
          <table:table-cell office:value-type="float" office:value="1.3258173" calcext:value-type="float">
            <text:p>1.3258173</text:p>
          </table:table-cell>
          <table:table-cell table:formula="of:=ATAN([.A16])" office:value-type="float" office:value="1.32581766366803" calcext:value-type="float">
            <text:p>1.3258176637</text:p>
          </table:table-cell>
          <table:table-cell table:formula="of:=ABS([.C16]-[.D16])" office:value-type="float" office:value="0.000000363668032576925" calcext:value-type="float">
            <text:p>3.63668032576925E-007</text:p>
          </table:table-cell>
          <table:table-cell table:formula="of:=ABS([.B16]-[.D16])" office:value-type="float" office:value="0.0000023363319674452" calcext:value-type="float">
            <text:p>2.3363319674452E-006</text:p>
          </table:table-cell>
          <table:table-cell office:value-type="float" office:value="0.00000011920929" calcext:value-type="float">
            <text:p>1.19E-007</text:p>
          </table:table-cell>
          <table:table-cell table:formula="of:=[.E16]/[.G16]" office:value-type="float" office:value="3.05066855592316" calcext:value-type="float">
            <text:p>3.0506685559</text:p>
          </table:table-cell>
          <table:table-cell table:formula="of:=[.F16]/[.G16]" office:value-type="float" office:value="19.5985729589129" calcext:value-type="float">
            <text:p>19.5985729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7339" calcext:value-type="float">
            <text:p>1.37E+000</text:p>
          </table:table-cell>
          <table:table-cell office:value-type="float" office:value="1.3734004" calcext:value-type="float">
            <text:p>1.3734004</text:p>
          </table:table-cell>
          <table:table-cell table:formula="of:=ATAN([.A17])" office:value-type="float" office:value="1.37340076694502" calcext:value-type="float">
            <text:p>1.3734007669</text:p>
          </table:table-cell>
          <table:table-cell table:formula="of:=ABS([.C17]-[.D17])" office:value-type="float" office:value="0.000000366945015928266" calcext:value-type="float">
            <text:p>3.66945015928266E-007</text:p>
          </table:table-cell>
          <table:table-cell table:formula="of:=ABS([.B17]-[.D17])" office:value-type="float" office:value="0.0000107669450157832" calcext:value-type="float">
            <text:p>1.07669450157832E-005</text:p>
          </table:table-cell>
          <table:table-cell office:value-type="float" office:value="0.00000011920929" calcext:value-type="float">
            <text:p>1.19E-007</text:p>
          </table:table-cell>
          <table:table-cell table:formula="of:=[.E17]/[.G17]" office:value-type="float" office:value="3.0781578845765" calcext:value-type="float">
            <text:p>3.0781578846</text:p>
          </table:table-cell>
          <table:table-cell table:formula="of:=[.F17]/[.G17]" office:value-type="float" office:value="90.3196807546059" calcext:value-type="float">
            <text:p>90.3196807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0564" calcext:value-type="float">
            <text:p>1.41E+000</text:p>
          </table:table-cell>
          <table:table-cell office:value-type="float" office:value="1.4056473" calcext:value-type="float">
            <text:p>1.4056473</text:p>
          </table:table-cell>
          <table:table-cell table:formula="of:=ATAN([.A18])" office:value-type="float" office:value="1.40564764938027" calcext:value-type="float">
            <text:p>1.4056476494</text:p>
          </table:table-cell>
          <table:table-cell table:formula="of:=ABS([.C18]-[.D18])" office:value-type="float" office:value="0.000000349380269826227" calcext:value-type="float">
            <text:p>3.49380269826227E-007</text:p>
          </table:table-cell>
          <table:table-cell table:formula="of:=ABS([.B18]-[.D18])" office:value-type="float" office:value="0.00000764938026986961" calcext:value-type="float">
            <text:p>7.64938026986961E-006</text:p>
          </table:table-cell>
          <table:table-cell office:value-type="float" office:value="0.00000011920929" calcext:value-type="float">
            <text:p>1.19E-007</text:p>
          </table:table-cell>
          <table:table-cell table:formula="of:=[.E18]/[.G18]" office:value-type="float" office:value="2.9308141154622" calcext:value-type="float">
            <text:p>2.9308141155</text:p>
          </table:table-cell>
          <table:table-cell table:formula="of:=[.F18]/[.G18]" office:value-type="float" office:value="64.1676522850661" calcext:value-type="float">
            <text:p>64.16765228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2891" calcext:value-type="float">
            <text:p>1.43E+000</text:p>
          </table:table-cell>
          <table:table-cell office:value-type="float" office:value="1.4288989" calcext:value-type="float">
            <text:p>1.4288989</text:p>
          </table:table-cell>
          <table:table-cell table:formula="of:=ATAN([.A19])" office:value-type="float" office:value="1.42889927219073" calcext:value-type="float">
            <text:p>1.4288992722</text:p>
          </table:table-cell>
          <table:table-cell table:formula="of:=ABS([.C19]-[.D19])" office:value-type="float" office:value="0.000000372190732678135" calcext:value-type="float">
            <text:p>3.72190732678135E-007</text:p>
          </table:table-cell>
          <table:table-cell table:formula="of:=ABS([.B19]-[.D19])" office:value-type="float" office:value="0.0000107278092673635" calcext:value-type="float">
            <text:p>1.07278092673635E-005</text:p>
          </table:table-cell>
          <table:table-cell office:value-type="float" office:value="0.00000011920929" calcext:value-type="float">
            <text:p>1.19E-007</text:p>
          </table:table-cell>
          <table:table-cell table:formula="of:=[.E19]/[.G19]" office:value-type="float" office:value="3.12216214590436" calcext:value-type="float">
            <text:p>3.1221621459</text:p>
          </table:table-cell>
          <table:table-cell table:formula="of:=[.F19]/[.G19]" office:value-type="float" office:value="89.9913863035632" calcext:value-type="float">
            <text:p>89.9913863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4644" calcext:value-type="float">
            <text:p>1.45E+000</text:p>
          </table:table-cell>
          <table:table-cell office:value-type="float" office:value="1.446441" calcext:value-type="float">
            <text:p>1.446441</text:p>
          </table:table-cell>
          <table:table-cell table:formula="of:=ATAN([.A20])" office:value-type="float" office:value="1.44644133224814" calcext:value-type="float">
            <text:p>1.4464413322</text:p>
          </table:table-cell>
          <table:table-cell table:formula="of:=ABS([.C20]-[.D20])" office:value-type="float" office:value="0.00000033224813500432" calcext:value-type="float">
            <text:p>3.3224813500432E-007</text:p>
          </table:table-cell>
          <table:table-cell table:formula="of:=ABS([.B20]-[.D20])" office:value-type="float" office:value="0.0000013322481351441" calcext:value-type="float">
            <text:p>1.3322481351441E-006</text:p>
          </table:table-cell>
          <table:table-cell office:value-type="float" office:value="0.00000011920929" calcext:value-type="float">
            <text:p>1.19E-007</text:p>
          </table:table-cell>
          <table:table-cell table:formula="of:=[.E20]/[.G20]" office:value-type="float" office:value="2.78709935277964" calcext:value-type="float">
            <text:p>2.7870993528</text:p>
          </table:table-cell>
          <table:table-cell table:formula="of:=[.F20]/[.G20]" office:value-type="float" office:value="11.1757073223412" calcext:value-type="float">
            <text:p>11.17570732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6014" calcext:value-type="float">
            <text:p>1.46E+000</text:p>
          </table:table-cell>
          <table:table-cell office:value-type="float" office:value="1.4601388" calcext:value-type="float">
            <text:p>1.4601388</text:p>
          </table:table-cell>
          <table:table-cell table:formula="of:=ATAN([.A21])" office:value-type="float" office:value="1.460139105621" calcext:value-type="float">
            <text:p>1.4601391056</text:p>
          </table:table-cell>
          <table:table-cell table:formula="of:=ABS([.C21]-[.D21])" office:value-type="float" office:value="0.000000305621000951106" calcext:value-type="float">
            <text:p>3.05621000951106E-007</text:p>
          </table:table-cell>
          <table:table-cell table:formula="of:=ABS([.B21]-[.D21])" office:value-type="float" office:value="0.000000894378999083401" calcext:value-type="float">
            <text:p>8.94378999083401E-007</text:p>
          </table:table-cell>
          <table:table-cell office:value-type="float" office:value="0.00000011920929" calcext:value-type="float">
            <text:p>1.19E-007</text:p>
          </table:table-cell>
          <table:table-cell table:formula="of:=[.E21]/[.G21]" office:value-type="float" office:value="2.56373476388548" calcext:value-type="float">
            <text:p>2.5637347639</text:p>
          </table:table-cell>
          <table:table-cell table:formula="of:=[.F21]/[.G21]" office:value-type="float" office:value="7.50259479847083" calcext:value-type="float">
            <text:p>7.5025947985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1:46:14.234974301</dc:date>
    <dc:creator>Nizar Salah</dc:creator>
    <meta:editing-duration>PT11M18S</meta:editing-duration>
    <meta:editing-cycles>1</meta:editing-cycles>
    <meta:document-statistic meta:table-count="1" meta:cell-count="189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1.395cm" svg:y="3.954cm" style:legend-expansion="high" chart:style-name="ch2"/>
        <chart:plot-area chart:style-name="ch3" table:cell-range-address="valeurs.A1:valeurs.A21 valeurs.H1:valeurs.I21" chart:data-source-has-labels="row" svg:x="0.319cm" svg:y="0.18cm" svg:width="10.757cm" svg:height="8.645cm">
          <chartooo:coordinate-region svg:x="0.557cm" svg:y="0.379cm" svg:width="10.33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.H2:valeurs.H21" chart:label-cell-address="valeurs.H1:valeurs.H1" chart:class="chart:scatter">
            <chart:domain table:cell-range-address="valeurs.A2:valeurs.A21"/>
            <chart:data-point chart:repeated="20"/>
          </chart:series>
          <chart:series chart:style-name="ch7" chart:values-cell-range-address="valeurs.I2:valeurs.I21" chart:label-cell-address="valeurs.I1:valeurs.I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EUR JAVA/ULP</text:p>
                <draw:g>
                  <svg:desc>valeurs.H1:valeurs.H1</svg:desc>
                </draw:g>
              </table:table-cell>
              <table:table-cell office:value-type="string">
                <text:p>ERREUR DECA/ULP</text:p>
                <draw:g>
                  <svg:desc>valeurs.I1:valeur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valeurs.A2:valeurs.A21</svg:desc>
                </draw:g>
              </table:table-cell>
              <table:table-cell office:value-type="float" office:value="2.3010264958158">
                <text:p>2.3010264958158</text:p>
                <draw:g>
                  <svg:desc>valeurs.H2:valeurs.H21</svg:desc>
                </draw:g>
              </table:table-cell>
              <table:table-cell office:value-type="float" office:value="64.3767254608858">
                <text:p>64.3767254608858</text:p>
                <draw:g>
                  <svg:desc>valeurs.I2:valeurs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2.56373476388548">
                <text:p>2.56373476388548</text:p>
              </table:table-cell>
              <table:table-cell office:value-type="float" office:value="7.50259479847083">
                <text:p>7.50259479847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2.78709935277964">
                <text:p>2.78709935277964</text:p>
              </table:table-cell>
              <table:table-cell office:value-type="float" office:value="11.1757073223412">
                <text:p>11.1757073223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3.12216214590436">
                <text:p>3.12216214590436</text:p>
              </table:table-cell>
              <table:table-cell office:value-type="float" office:value="89.9913863035632">
                <text:p>89.9913863035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.9308141154622">
                <text:p>2.9308141154622</text:p>
              </table:table-cell>
              <table:table-cell office:value-type="float" office:value="64.1676522850661">
                <text:p>64.1676522850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.0781578845765">
                <text:p>3.0781578845765</text:p>
              </table:table-cell>
              <table:table-cell office:value-type="float" office:value="90.3196807546059">
                <text:p>90.3196807546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.05066855592316">
                <text:p>3.05066855592316</text:p>
              </table:table-cell>
              <table:table-cell office:value-type="float" office:value="19.5985729589129">
                <text:p>19.5985729589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.12390296474104">
                <text:p>3.12390296474104</text:p>
              </table:table-cell>
              <table:table-cell office:value-type="float" office:value="48.4223859944131">
                <text:p>48.4223859944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.66585003883897">
                <text:p>2.66585003883897</text:p>
              </table:table-cell>
              <table:table-cell office:value-type="float" office:value="10.7559227109694">
                <text:p>10.7559227109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.06363267982037">
                <text:p>1.06363267982037</text:p>
              </table:table-cell>
              <table:table-cell office:value-type="float" office:value="2.74135427261509">
                <text:p>2.74135427261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06363267982037">
                <text:p>1.06363267982037</text:p>
              </table:table-cell>
              <table:table-cell office:value-type="float" office:value="2.74135427261509">
                <text:p>2.74135427261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66585003883897">
                <text:p>2.66585003883897</text:p>
              </table:table-cell>
              <table:table-cell office:value-type="float" office:value="10.7559227109694">
                <text:p>10.7559227109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.12390296474104">
                <text:p>3.12390296474104</text:p>
              </table:table-cell>
              <table:table-cell office:value-type="float" office:value="48.4223859944131">
                <text:p>48.4223859944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.05066855592316">
                <text:p>3.05066855592316</text:p>
              </table:table-cell>
              <table:table-cell office:value-type="float" office:value="19.5985729589129">
                <text:p>19.5985729589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.0781578845765">
                <text:p>3.0781578845765</text:p>
              </table:table-cell>
              <table:table-cell office:value-type="float" office:value="90.3196807546059">
                <text:p>90.3196807546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.9308141154622">
                <text:p>2.9308141154622</text:p>
              </table:table-cell>
              <table:table-cell office:value-type="float" office:value="64.1676522850661">
                <text:p>64.1676522850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3.12216214590436">
                <text:p>3.12216214590436</text:p>
              </table:table-cell>
              <table:table-cell office:value-type="float" office:value="89.9913863035632">
                <text:p>89.9913863035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.78709935277964">
                <text:p>2.78709935277964</text:p>
              </table:table-cell>
              <table:table-cell office:value-type="float" office:value="11.1757073223412">
                <text:p>11.1757073223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.56373476388548">
                <text:p>2.56373476388548</text:p>
              </table:table-cell>
              <table:table-cell office:value-type="float" office:value="7.50259479847083">
                <text:p>7.50259479847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